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CourierNew, sans-serif"/>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Léo Standfort&lt;/span&gt;<text:line-break/><text:line-break/><text:line-break/>&lt;div class="presentation_pass" style="background-image: url(http://img15.hostingpics.net/pics/873790passmytran.png);"&gt;<text:line-break/>&lt;span class="titre_pres_pass"&gt;Passeport&lt;/span&gt;<text:line-break/>&lt;br/&gt;<text:line-break/>[b]Nom :[/b] /<text:line-break/>[b]Prénom :[/b] /<text:line-break/>[b]Surnom :[/b] /<text:line-break/>[b]Sexe :[/b] /<text:line-break/>[b]Âge :[/b] /<text:line-break/>[b]Métier :[/b] /<text:line-break/>[b]Communauté :[/b] My'trä - [REGION] ou [ARCHITECTE] à laquelle votre personnage est affilié - (+ [GUILDE] officielle éventuelle)<text:line-break/>[b]Lieu de naissance :[/b] /<text:line-break/>&lt;/div&gt;<text:line-break/><text:line-break/>&lt;div class="presentation_apt"&gt;<text:line-break/>&lt;span class="titre_pres_pass"&gt;Aptitudes &amp; possessions&lt;/span&gt;<text:line-break/>[list][*][b]Croyance :[/b] Si adepte d'un ou plusieurs Architectes<text:line-break/>[*][b]Magies affiliées :[/b] Précisez le niveau de maîtrise atteint (Novice ou Adepte) d'une magie, puis décrivez l'utilisation que vous en avez.<text:line-break/>[*][b]Armes et habiletés :[/b] Indiquez les armes que votre personnage porte habituellement sur lui ainsi que ses compétences quotidiennes. Attention, pas de technologie !<text:line-break/>[*][b]Familiers/montures :[/b] /<text:line-break/>[*][b]Autres possessions :[/b] /[/list]<text:line-break/>&lt;/div&gt;<text:line-break/><text:line-break/>&lt;div class="presentation"&gt;<text:line-break/>&lt;span class="titre_pres"&gt;Profil psychologique&lt;/span&gt;ÉCRIVEZ ICI LES INFORMATIONS CONCERNANT LE CARACTÈRE DE VOTRE PERSONNAGE (260 mots minimum)&lt;/div&gt;<text:line-break/><text:line-break/>&lt;div class="presentation"&gt;<text:line-break/>&lt;span class="titre_pres"&gt;Physiologie&lt;/span&gt;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text:soft-page-break/>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marine. Des bottes de cuir et des hauts aux frontières du corset viennent compléter cette panoplie, aidant Eléonore à affirmer une posture droite et fière que la jeune femme met un point d'honneur à ne jamais négliger en public.&lt;/div&gt;<text:line-break/><text:line-break/>&lt;fieldset class="biographie"&gt;<text:line-break/>&lt;legend style="font-size:25px; color:#ccae50; font-family: Cinzel; text-shadow: 0 0 5px;"&gt;Biographie&lt;/legend&gt;<text:line-break/>&lt;p style="font-style: italic; font-family: Raleway, sans-serif;<text:line-break/>text-align: justify;"&gt;ÉCRIVEZ ICI L'HISTOIRE DE VOTRE PERSONNAGE (315 mots minimum)&lt;/p&gt;<text:line-break/>&lt;/fieldset&gt;<text:line-break/><text:line-break/>&lt;div class="presentation_irl"&gt;<text:line-break/>&lt;span class="titre_pres_pass"&gt;Dans la vraie vie ?&lt;/span&gt;<text:line-break/>&lt;br/&gt;<text:line-break/>[b]Quel âge avez-vous ? [/b] <text:s/>26 ans<text:line-break/>[b]Comment avez-vous découvert le forum ?[/b] J'ai créé internet.<text:line-break/>[b]La création de votre fiche a-t-elle été fastidieuse ?[/b] Toujours.<text:line-break/>[b]Avez-vous des suggestions pour rendre la validation plus facile ?[/b] Hum...<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CourierNew, sans-serif"/>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09T00:34:56.41</dc:date>
    <meta:editing-duration>PT3H57M35S</meta:editing-duration>
    <meta:editing-cycles>73</meta:editing-cycles>
    <meta:generator>OpenOffice/4.1.2$Win32 OpenOffice.org_project/412m3$Build-9782</meta:generator>
    <meta:document-statistic meta:table-count="0" meta:image-count="0" meta:object-count="0" meta:page-count="2" meta:paragraph-count="3" meta:word-count="657" meta:character-count="4673"/>
  </office:meta>
</office:document-meta>
</file>